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219cm" fo:margin-left="0.328cm" fo:margin-right="1.453cm" table:align="margins" style:shadow="none"/>
    </style:style>
    <style:style style:name="表格1.A" style:family="table-column">
      <style:table-column-properties style:column-width="15.219cm" style:rel-column-width="862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5.025cm" table:align="margins"/>
    </style:style>
    <style:style style:name="表格2.A" style:family="table-column">
      <style:table-column-properties style:column-width="3.757cm" style:rel-column-width="16383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style:font-name-asian="ËÎÌå" style:font-size-asian="9pt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color="#000000" style:font-name="Arial Black" fo:font-size="10.5pt" style:font-size-asian="10.5pt" style:language-asian="zh" style:country-asian="CN" style:font-size-complex="10.5pt"/>
    </style:style>
    <style:style style:name="P7" style:family="paragraph" style:parent-style-name="Text_20_body">
      <style:paragraph-properties fo:text-align="center" style:justify-single-word="false"/>
      <style:text-properties fo:color="#000000" fo:font-size="10.5pt" style:font-name-asian="¿¬Ìå_GB2312" style:font-size-asian="10.5pt" style:language-asian="zh" style:country-asian="CN" style:font-size-complex="10.5pt"/>
    </style:style>
    <style:style style:name="P8" style:family="paragraph" style:parent-style-name="Text_20_body">
      <style:paragraph-properties fo:text-align="center" style:justify-single-word="false"/>
    </style:style>
    <style:style style:name="T1" style:family="text">
      <style:text-properties style:font-name="ËÎÌå" fo:font-size="15pt"/>
    </style:style>
    <style:style style:name="T2" style:family="text">
      <style:text-properties style:font-name="ËÎÌå" fo:font-size="15pt" style:language-asian="zh" style:country-asian="CN"/>
    </style:style>
    <style:style style:name="T3" style:family="text">
      <style:text-properties style:font-name-asian="ËÎÌå" style:font-size-asian="15pt"/>
    </style:style>
    <style:style style:name="T4" style:family="text">
      <style:text-properties style:font-name-asian="ËÎÌå" style:font-size-asian="15pt" style:language-asian="zh" style:country-asian="CN"/>
    </style:style>
    <style:style style:name="T5" style:family="text">
      <style:text-properties fo:color="#000000" style:font-name-asian="ËÎÌå" style:font-size-asian="15pt" style:language-asian="zh" style:country-asian="CN"/>
    </style:style>
    <style:style style:name="T6" style:family="text">
      <style:text-properties fo:color="#000000" style:font-name="ËÎÌå" fo:font-size="15pt"/>
    </style:style>
    <style:style style:name="T7" style:family="text">
      <style:text-properties fo:color="#000000" style:font-name="ËÎÌå" fo:font-size="15pt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[[repeatIn(objects,'o')]]</text:p>
            <text:p text:style-name="P7">深圳市牧泰莱电路技术有限公司</text:p>
            <text:p text:style-name="P6">SHENZHEN MULTILAYER PCB TECHNOLOGY CO.,LTD.</text:p>
            <text:p text:style-name="P8"><text:span text:style-name="T5">外箱标签</text:span><text:span text:style-name="T7">/</text:span><text:span text:style-name="T6">QC PASS</text:span></text:p>
            <table:table table:name="表格2" table:style-name="表格2">
              <table:table-column table:style-name="表格2.A" table:number-columns-repeated="4"/>
              <table:table-row>
                <table:table-cell table:style-name="表格2.A1" office:value-type="string">
                  <text:p text:style-name="P4">客户代号</text:p>
                  <text:p text:style-name="P4">Customer</text:p>
                </table:table-cell>
                <table:table-cell table:style-name="表格2.A1" office:value-type="string">
                  <text:p text:style-name="P5"/>
                </table:table-cell>
                <table:table-cell table:style-name="表格2.A1" office:value-type="string">
                  <text:p text:style-name="P4">档案号</text:p>
                  <text:p text:style-name="P4">File No</text:p>
                </table:table-cell>
                <table:table-cell table:style-name="表格2.D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零件号</text:p>
                  <text:p text:style-name="P4">Part No</text:p>
                </table:table-cell>
                <table:table-cell table:style-name="表格2.A2" office:value-type="string">
                  <text:p text:style-name="P5"/>
                </table:table-cell>
                <table:table-cell table:style-name="表格2.A2" office:value-type="string">
                  <text:p text:style-name="P4">生产批次号</text:p>
                  <text:p text:style-name="P4">Production No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物料编码</text:p>
                  <text:p text:style-name="P4">Order No</text:p>
                </table:table-cell>
                <table:table-cell table:style-name="表格2.A2" office:value-type="string">
                  <text:p text:style-name="P5"/>
                </table:table-cell>
                <table:table-cell table:style-name="表格2.A2" office:value-type="string">
                  <text:p text:style-name="P4">订单批次号</text:p>
                  <text:p text:style-name="P4">Order Batcn No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数量</text:p>
                </table:table-cell>
                <table:table-cell table:style-name="表格2.A2" table:number-rows-spanned="2" office:value-type="string">
                  <text:p text:style-name="P5"/>
                </table:table-cell>
                <table:table-cell table:style-name="表格2.A2" office:value-type="string">
                  <text:p text:style-name="P4">日期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Qty</text:p>
                </table:table-cell>
                <table:covered-table-cell/>
                <table:table-cell table:style-name="表格2.A2" office:value-type="string">
                  <text:p text:style-name="P5">The Date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包装员</text:p>
                </table:table-cell>
                <table:table-cell table:style-name="表格2.A2" table:number-rows-spanned="2" office:value-type="string">
                  <text:p text:style-name="P5"/>
                </table:table-cell>
                <table:table-cell table:style-name="表格2.A2" office:value-type="string">
                  <text:p text:style-name="P4">包装日期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4">Packager</text:p>
                </table:table-cell>
                <table:covered-table-cell/>
                <table:table-cell table:style-name="表格2.A2" office:value-type="string">
                  <text:p text:style-name="P5">The Date</text:p>
                </table:table-cell>
                <table:table-cell table:style-name="表格2.D2" office:value-type="string">
                  <text:p text:style-name="Table_20_Contents"/>
                </table:table-cell>
              </table:table-row>
            </table:table>
            <text:p text:style-name="P2"/>
          </table:table-cell>
        </table:table-row>
      </table:table>
      <text:p text:style-name="P1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41:38.23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24" meta:word-count="56" meta:character-count="213"/>
  </office:meta>
</office:document-meta>
</file>